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re Franklin" svg:font-family="'Libre Franklin', sans-serif, sans-serif"/>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fo:font-size="12pt" style:font-size-asian="12pt" style:font-size-complex="12pt"/>
    </style:style>
    <style:style style:name="P2" style:family="paragraph" style:parent-style-name="Standard">
      <style:paragraph-properties fo:margin-left="0in" fo:margin-right="0in" fo:margin-top="0in" fo:margin-bottom="0in" loext:contextual-spacing="false" fo:text-indent="0in" style:auto-text-indent="false"/>
      <style:text-properties style:font-name="Arial1" fo:font-size="12pt" style:font-size-asian="12pt" style:font-size-complex="12pt"/>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style:font-name="Arial1" fo:font-size="12pt" fo:letter-spacing="normal" fo:font-style="normal" fo:font-weight="normal" style:font-size-asian="12pt" style:font-size-complex="12pt"/>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style:font-name="Arial1" fo:font-size="12pt" fo:letter-spacing="normal" fo:font-style="normal" fo:font-weight="normal" officeooo:paragraph-rsid="0012ee4d" style:font-size-asian="12pt" style:font-size-complex="12pt"/>
    </style:style>
    <style:style style:name="P5" style:family="paragraph" style:parent-style-name="Text_20_body">
      <style:paragraph-properties fo:margin-left="0in" fo:margin-right="0in" fo:margin-top="0in" fo:margin-bottom="0.139in" loext:contextual-spacing="false" fo:orphans="2" fo:widows="2" fo:text-indent="0in" style:auto-text-indent="false"/>
      <style:text-properties fo:font-variant="normal" fo:text-transform="none" fo:color="#000000" style:font-name="Arial1" fo:font-size="12pt" fo:letter-spacing="normal" fo:font-style="normal" fo:font-weight="normal" officeooo:paragraph-rsid="0012ee4d" style:font-size-asian="12pt" style:font-size-complex="12pt"/>
    </style:style>
    <style:style style:name="P6" style:family="paragraph" style:parent-style-name="Text_20_body">
      <style:paragraph-properties fo:margin-top="0in" fo:margin-bottom="0.139in" loext:contextual-spacing="false"/>
      <style:text-properties style:font-name="Arial1" fo:font-size="12pt" style:font-size-asian="12pt" style:font-size-complex="12pt"/>
    </style:style>
    <style:style style:name="T1" style:family="text">
      <style:text-properties style:font-name="Arial1"/>
    </style:style>
  </office:automatic-styles>
  <office:body>
    <office:text text:use-soft-page-breaks="true">
      <text:tracked-changes>
        <text:changed-region xml:id="ct2247931283424" text:id="ct2247931283424">
          <text:insertion>
            <office:change-info>
              <dc:creator>Unknown Author</dc:creator>
              <dc:date>2023-11-19T09:27:42.525000000</dc:date>
            </office:change-info>
          </text:insertion>
        </text:changed-region>
        <text:changed-region xml:id="ct2247931284384" text:id="ct2247931284384">
          <text:insertion>
            <office:change-info>
              <dc:creator>Unknown Author</dc:creator>
              <dc:date>2023-11-19T09:27:42.525000000</dc:date>
            </office:change-info>
          </text:insertion>
        </text:changed-region>
        <text:changed-region xml:id="ct2247931287504" text:id="ct2247931287504">
          <text:deletion>
            <office:change-info>
              <dc:creator>Unknown Author</dc:creator>
              <dc:date>2023-11-19T09:27:42.525000000</dc:date>
            </office:change-info>
            <text:p text:style-name="P3"><text:span text:style-name="T1">HOLDER</text:span></text:p>
          </text:deletion>
        </text:changed-region>
        <text:changed-region xml:id="ct2247931285584" text:id="ct2247931285584">
          <text:deletion>
            <office:change-info>
              <dc:creator>Unknown Author</dc:creator>
              <dc:date>2023-11-19T09:27:42.525000000</dc:date>
            </office:change-info>
            <text:p text:style-name="P6">3. Neither the name of the copyright holder nor the names of its contributors may be used to endorse or promote products derived from this software without specific prior written permission.</text:p>
          </text:deletion>
        </text:changed-region>
        <text:changed-region xml:id="ct2247931290864" text:id="ct2247931290864">
          <text:insertion>
            <office:change-info>
              <dc:creator>Unknown Author</dc:creator>
              <dc:date>2023-11-19T09:29:23</dc:date>
            </office:change-info>
          </text:insertion>
        </text:changed-region>
        <text:changed-region xml:id="ct2247931332864" text:id="ct2247931332864">
          <text:deletion>
            <office:change-info>
              <dc:creator>Unknown Author</dc:creator>
              <dc:date>2023-11-19T09:27:42.525000000</dc:date>
            </office:change-info>
            <text:p text:style-name="P5"/>
            <text:p text:style-name="P5"/>
          </text:deletion>
        </text:changed-region>
        <text:changed-region xml:id="ct2247931291344" text:id="ct2247931291344">
          <text:insertion>
            <office:change-info>
              <dc:creator>Unknown Author</dc:creator>
              <dc:date>2023-11-19T09:27:42.525000000</dc:date>
            </office:change-info>
          </text:insertion>
        </text:changed-region>
        <text:changed-region xml:id="ct2247931294704" text:id="ct2247931294704">
          <text:deletion>
            <office:change-info>
              <dc:creator>Unknown Author</dc:creator>
              <dc:date>2023-11-19T09:27:42.525000000</dc:date>
            </office:change-info>
            <text:p text:style-name="P5"><text:span text:style-name="T1">HOLDER</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pyright <text:change-start text:change-id="ct2247931283424"/>(c) <text:change-end text:change-id="ct2247931283424"/>&lt;YEAR&gt; &lt;COPYRIGHT <text:change-start text:change-id="ct2247931284384"/>HOLDERS<text:change-end text:change-id="ct2247931284384"/><text:change text:change-id="ct2247931287504"/>&gt;</text:p>
      <text:p text:style-name="P3">Redistribution and use in source and binary forms, with or without modification, are permitted provided that the following conditions are met:</text:p>
      <text:p text:style-name="P3">1. Redistributions of source code must retain the above copyright notice, this list of conditions and the following disclaimer.</text:p>
      <text:p text:style-name="P3">2. Redistributions in binary form must reproduce the above copyright notice, this list of conditions and the following disclaimer in the documentation and/or other materials provided with the distribution.</text:p>
      <text:p text:style-name="P6"><text:change text:change-id="ct2247931285584"/></text:p>
      <text:p text:style-name="P4"><text:change-start text:change-id="ct2247931290864"/>Subject to the terms and conditions of this license, each copyright holder and contributor hereby grants to those receiving rights under this license a perpetual, worldwide, non-exclusive, no-charge, royalty-free, irrevocable (except for failure to satisfy the conditions of this license) patent license to make, have made, use, offer to sell, sell, import, and otherwise transfer this software, where such license applies only to those patent claims, already acquired or hereafter acquired, licensable by such copyright holder or contributor that are necessarily infringed by:</text:p>
      <text:p text:style-name="P4">(a) their Contribution(s) (the licensed copyrights of copyright holders and non-copyrightable additions of contributors, in source or binary form) alone; or</text:p>
      <text:p text:style-name="P4">(b) combination of their Contribution(s) with the work of authorship to which such Contribution(s) was added by such copyright holder or contributor, if, at the time the Contribution is added, such addition causes such combination to be necessarily infringed. The patent license shall not apply to any other combinations which include the Contribution.</text:p>
      <text:p text:style-name="P4">Except as expressly stated above, no rights or licenses from any copyright holder or contributor is granted under this license, whether expressly, by implication, estoppel or otherwise.</text:p>
      <text:p text:style-name="P5">DISCLAIMER<text:change-end text:change-id="ct2247931290864"/><text:change text:change-id="ct2247931332864"/>THIS SOFTWARE IS PROVIDED BY THE COPYRIGHT HOLDERS AND CONTRIBUTORS “AS IS” AND ANY EXPRESS OR IMPLIED WARRANTIES, INCLUDING, BUT NOT LIMITED TO, THE IMPLIED WARRANTIES OF MERCHANTABILITY AND FITNESS FOR A PARTICULAR PURPOSE ARE DISCLAIMED. IN NO EVENT SHALL THE COPYRIGHT <text:change-start text:change-id="ct2247931291344"/>HOLDERS<text:change-end text:change-id="ct2247931291344"/><text:change text:change-id="ct2247931294704"/>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2"><text:soft-page-break/></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re Franklin" svg:font-family="'Libre Franklin', sans-serif, sans-serif"/>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1-19T09:26:39.273000000</meta:creation-date>
    <dc:date>2023-11-19T09:30:03.486000000</dc:date>
    <meta:editing-duration>PT3M24S</meta:editing-duration>
    <meta:editing-cycles>2</meta:editing-cycles>
    <meta:generator>LibreOffice/6.3.4.2$Windows_X86_64 LibreOffice_project/60da17e045e08f1793c57c00ba83cdfce946d0aa</meta:generator>
    <meta:document-statistic meta:table-count="0" meta:image-count="0" meta:object-count="0" meta:page-count="2" meta:paragraph-count="9" meta:word-count="374" meta:character-count="2550" meta:non-whitespace-character-count="2185"/>
  </office:meta>
</office:document-meta>
</file>